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3">
      <style:paragraph-properties fo:line-height="150%"/>
      <style:text-properties style:font-name="Arial" style:font-name-asian="Arial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5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8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2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3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3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3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3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3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35" style:family="paragraph" style:parent-style-name="Table_20_Contents" style:list-style-name="L84">
      <style:text-properties style:font-name="Verdana" fo:font-size="14pt" style:font-size-asian="14pt" style:font-size-complex="14pt"/>
    </style:style>
    <style:style style:name="P136" style:family="paragraph" style:parent-style-name="Table_20_Contents" style:list-style-name="L85">
      <style:text-properties style:font-name="Verdana" fo:font-size="14pt" style:font-size-asian="14pt" style:font-size-complex="14pt"/>
    </style:style>
    <style:style style:name="P137" style:family="paragraph" style:parent-style-name="Table_20_Contents" style:list-style-name="L86">
      <style:text-properties style:font-name="Verdana" fo:font-size="14pt" style:font-size-asian="14pt" style:font-size-complex="14pt"/>
    </style:style>
    <style:style style:name="P138" style:family="paragraph" style:parent-style-name="Table_20_Contents" style:list-style-name="L87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T22" style:family="text">
      <style:text-properties fo:color="#9966c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510939890759326801" text:style-name="L1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5992807188122651257" text:style-name="L2">
        <text:list-item>
          <text:p text:style-name="P35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7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8027289060915591349" text:style-name="L3">
        <text:list-item>
          <text:p text:style-name="P36">REVIEW </text:p>
        </text:list-item>
        <text:list-item>
          <text:p text:style-name="P36">TASK-1 : start</text:p>
          <text:list>
            <text:list-item>
              <text:p text:style-name="P36"><text:span text:style-name="T1">#_ </text:span>T-1.1</text:p>
              <text:list>
                <text:list-item>
                  <text:p text:style-name="P36">DUP ==&gt; ea-4.mq4</text:p>
                </text:list-item>
                <text:list-item>
                  <text:p text:style-name="P36">func list</text:p>
                  <text:list>
                    <text:list-item>
                      <text:p text:style-name="P36">gen-func-list.bat // (C:\Users\iwabuchiken\AppData\Roaming\MetaQuotes\Terminal\34B08C83A5AAE27A4079DE708E60511E\MQL4\utils)</text:p>
                      <text:list>
                        <text:list-item>
                          <text:p text:style-name="P36">edit</text:p>
                        </text:list-item>
                      </text:list>
                    </text:list-item>
                  </text:list>
                </text:list-item>
                <text:list-item>
                  <text:p text:style-name="P36">compile ==&gt; OK</text:p>
                </text:list-item>
                <text:list-item>
                  <text:p text:style-name="P36">EXEC ==&gt; OK</text:p>
                </text:list-item>
              </text:list>
            </text:list-item>
            <text:list-item>
              <text:p text:style-name="P36">T-1.2 : new FUNC : dp_Dispatch(int idOf_DP) : bool</text:p>
              <text:list>
                <text:list-item>
                  <text:list>
                    <text:list-item>
                      <text:p text:style-name="P36">//_20200515_120722:tmp (ea-5.1.mq4)</text:p>
                    </text:list-item>
                    <text:list-item>
                      <text:p text:style-name="P36">libfx_dp_1.mqh</text:p>
                    </text:list-item>
                  </text:list>
                </text:list-item>
                <text:list-item>
                  <text:p text:style-name="P36"><text:soft-page-break/>CODE</text:p>
                  <text:list>
                    <text:list-item>
                      <text:p text:style-name="P36">signature</text:p>
                    </text:list-item>
                    <text:list-item>
                      <text:p text:style-name="P36">labels</text:p>
                    </text:list-item>
                    <text:list-item>
                      <text:p text:style-name="P36">caller</text:p>
                    </text:list-item>
                  </text:list>
                </text:list-item>
                <text:list-item>
                  <text:p text:style-name="P36">COMPILE : OK</text:p>
                </text:list-item>
                <text:list-item>
                  <text:p text:style-name="P36">TEST :==&gt; OK</text:p>
                </text:list-item>
              </text:list>
            </text:list-item>
            <text:list-item>
              <text:p text:style-name="P36"><text:span text:style-name="T1">#_ </text:span>T-1.3 : libfx_dp_1.mqh ==&gt; funclist</text:p>
            </text:list-item>
            <text:list-item>
              <text:p text:style-name="P36">T-1.4 : func “dp_Dispatch” ==&gt; if sentence → coding</text:p>
              <text:list>
                <text:list-item>
                  <text:p text:style-name="P36"><text:span text:style-name="T1">#_ </text:span>CODE : //_20200515_123508:tmp</text:p>
                  <text:list>
                    <text:list-item>
                      <text:p text:style-name="P36">new FUNC : dp_5_1_PrevBar_BB_egt_2()</text:p>
                      <text:list>
                        <text:list-item>
                          <text:p text:style-name="P36"><text:span text:style-name="T1">#_ </text:span>sig</text:p>
                        </text:list-item>
                        <text:list-item>
                          <text:p text:style-name="P36"><text:span text:style-name="T1">#_ </text:span>labels</text:p>
                        </text:list-item>
                        <text:list-item>
                          <text:p text:style-name="P36"><text:span text:style-name="T1">#_ </text:span>caller</text:p>
                        </text:list-item>
                      </text:list>
                    </text:list-item>
                    <text:list-item>
                      <text:p text:style-name="P36">COMPILE ==&gt; OK</text:p>
                    </text:list-item>
                    <text:list-item>
                      <text:p text:style-name="P36"><text:span text:style-name="T1">#_ </text:span>TEST ==&gt; 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  <text:list-item>
                  <text:p text:style-name="P36">CODE : actual lines : //_20200515_124341:tmp</text:p>
                </text:list-item>
                <text:list-item>
                  <text:p text:style-name="P36">COMPILE : OK</text:p>
                </text:list-item>
                <text:list-item>
                  <text:p text:style-name="P36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043039812634857500" text:style-name="L4">
        <text:list-item>
          <text:p text:style-name="P37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7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2496295" text:continue-list="list4510939890759326801" text:style-name="L1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T-1.1 : steps</text:p>
              <text:list>
                <text:list-item>
                  <text:p text:style-name="P34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2506477" text:continue-numbering="true" text:style-name="L1">
        <text:list-item>
          <text:list>
            <text:list-item>
              <text:list>
                <text:list-item>
                  <text:p text:style-name="P34">note</text:p>
                  <text:list>
                    <text:list-item>
                      <text:p text:style-name="P34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25282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4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42210401130649953" text:style-name="L5">
        <text:list-item>
          <text:p text:style-name="P3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2059406611709323634" text:style-name="L6">
        <text:list-item>
          <text:p text:style-name="P39">REVIEW </text:p>
        </text:list-item>
        <text:list-item>
          <text:p text:style-name="P39">TASK-1</text:p>
          <text:list>
            <text:list-item>
              <text:p text:style-name="P39"><text:soft-page-break/>steps</text:p>
              <text:list>
                <text:list-item>
                  <text:p text:style-name="P39">gen : trade report</text:p>
                  <text:list>
                    <text:list-item>
                      <text:p text:style-name="P39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9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2512899" text:continue-numbering="true" text:style-name="L6">
        <text:list-item>
          <text:list>
            <text:list-item>
              <text:list>
                <text:list-item>
                  <text:p text:style-name="P39">PROBLEM : “'$cntOf_Ticket_Num_Match : 0'”</text:p>
                  <text:list>
                    <text:list-item>
                      <text:p text:style-name="P39">TRY-1</text:p>
                      <text:list>
                        <text:list-item>
                          <text:p text:style-name="P39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9">sheet</text:p>
                  <text:list>
                    <text:list-item>
                      <text:p text:style-name="P39">log_JVE_44_10_3_4.[session-3].ods</text:p>
                    </text:list-item>
                    <text:list-item>
                      <text:p text:style-name="P39">DUP : tab “4”</text:p>
                    </text:list-item>
                    <text:list-item>
                      <text:p text:style-name="P39">delete : entries</text:p>
                    </text:list-item>
                    <text:list-item>
                      <text:p text:style-name="P39">C/P : file content</text:p>
                    </text:list-item>
                    <text:list-item>
                      <text:p text:style-name="P39">DUP : tab ==&gt; “5.1”</text:p>
                    </text:list-item>
                    <text:list-item>
                      <text:p text:style-name="P39">entries ==&gt; sort : BB-loc.-1 ~ -3</text:p>
                    </text:list-item>
                  </text:list>
                </text:list-item>
              </text:list>
            </text:list-item>
            <text:list-item>
              <text:p text:style-name="P39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2525195" text:continue-numbering="true" text:style-name="L6">
        <text:list-item>
          <text:list>
            <text:list-item>
              <text:p text:style-name="P39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2059142815789831889" text:style-name="L7">
              <text:list-item>
                <text:p text:style-name="P128">この sequence は、プラスか？</text:p>
                <text:list>
                  <text:list-item>
                    <text:p text:style-name="P129">4-4-4-2-2 (A-Z order)</text:p>
                  </text:list-item>
                </text:list>
              </text:list-item>
              <text:list-item>
                <text:p text:style-name="P128">この sequence は、マイナスか？</text:p>
                <text:list>
                  <text:list-item>
                    <text:p text:style-name="P128">2-2-2-2 (A-Z order)</text:p>
                  </text:list-item>
                </text:list>
              </text:list-item>
            </text:list>
          </table:table-cell>
        </table:table-row>
      </table:table>
      <text:list xml:id="list32519672" text:continue-list="list32525195" text:style-name="L6">
        <text:list-item>
          <text:list>
            <text:list-item>
              <text:p text:style-name="P39"/>
            </text:list-item>
          </text:list>
        </text:list-item>
      </text:list>
      <text:p text:style-name="P9"/>
      <text:p text:style-name="P9">[next]</text:p>
      <text:list xml:id="list7109494811106306489" text:style-name="L8">
        <text:list-item>
          <text:p text:style-name="P40">TASK : slice bar data file ==&gt; </text:p>
          <text:list>
            <text:list-item>
              <text:p text:style-name="P40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3251326410689411970" text:style-name="L9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//_20200518_124428:tmp (init())</text:p>
                </text:list-item>
                <text:list-item>
                  <text:p text:style-name="P41">//_20200428_144229:head</text:p>
                </text:list-item>
                <text:list-item>
                  <text:p text:style-name="P41">//_20200518_124948:tmp ==&gt; data : body</text:p>
                </text:list-item>
                <text:list-item>
                  <text:p text:style-name="P41">//_20200518_125012:tmp ==&gt; data : header</text:p>
                </text:list-item>
              </text:list>
            </text:list-item>
            <text:list-item>
              <text:p text:style-name="P41"><text:span text:style-name="T1">#_ </text:span>T-1.1 : data : body ==&gt; MFI</text:p>
              <text:list>
                <text:list-item>
                  <text:p text:style-name="P41"><text:span text:style-name="T1">#_ </text:span>CODE</text:p>
                  <text:list>
                    <text:list-item>
                      <text:p text:style-name="P41">TEST ==&gt; OK</text:p>
                    </text:list-item>
                  </text:list>
                </text:list-item>
                <text:list-item>
                  <text:p text:style-name="P41"><text:span text:style-name="T1">#_ </text:span>CODE : normalize double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2 : data : body ==&gt; RSI</text:p>
              <text:list>
                <text:list-item>
                  <text:p text:style-name="P41">CODE : //_20200518_131109:tmp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3 : data : body ==&gt; Force</text:p>
              <text:list>
                <text:list-item>
                  <text:p text:style-name="P41">CODE : //_20200518_132500:tmp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Force ==&gt; period → to 20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4 : sheet</text:p>
              <text:list>
                <text:list-item>
                  <text:p text:style-name="P41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34845257109983625" text:style-name="L10">
        <text:list-item>
          <text:p text:style-name="P42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7457957294233572364" text:style-name="L11">
        <text:list-item>
          <text:p text:style-name="P43">REVIEW </text:p>
        </text:list-item>
        <text:list-item>
          <text:p text:style-name="P43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2505000" text:continue-numbering="true" text:style-name="L11">
        <text:list-item>
          <text:list>
            <text:list-item>
              <text:p text:style-name="P43">T-1.1 : controller</text:p>
              <text:list>
                <text:list-item>
                  <text:p text:style-name="P43">CODE : new FUNC : “tasks_26_Gen_Combined_Trade_Result_List”</text:p>
                </text:list-item>
                <text:list-item>
                  <text:p text:style-name="P43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250340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3">==&gt; OK : “Missing View”</text:p>
                    </text:list-item>
                  </text:list>
                </text:list-item>
              </text:list>
            </text:list-item>
            <text:list-item>
              <text:p text:style-name="P43">T-1.2 : view</text:p>
              <text:list>
                <text:list-item>
                  <text:p text:style-name="P43">DUP : util_3___gen__trading__result__list.ctp</text:p>
                </text:list-item>
                <text:list-item>
                  <text:p text:style-name="P43">edit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logic</text:p>
              <text:list>
                <text:list-item>
                  <text:p text:style-name="P43"><text:soft-page-break/>//_20200519_191713:tmp (\Controller\FxUtilitiesController.php)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9">[next]</text:p>
      <text:list xml:id="list2170538880306929235" text:style-name="L12">
        <text:list-item>
          <text:p text:style-name="P44">TASK : cont. (TASKS-26)</text:p>
          <text:list>
            <text:list-item>
              <text:p text:style-name="P44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7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851417637301544180" text:style-name="L13">
        <text:list-item>
          <text:p text:style-name="P45">REVIEW </text:p>
        </text:list-item>
        <text:list-item>
          <text:p text:style-name="P45">TASK-1 : cont. (TASKS-26)</text:p>
          <text:list>
            <text:list-item>
              <text:list>
                <text:list-item>
                  <text:p text:style-name="P45">//_20200519_192026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 : upto ==&gt; get list of keywords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2 : upto current ==&gt; to a function</text:p>
              <text:list>
                <text:list-item>
                  <text:p text:style-name="P45">CODE : </text:p>
                  <text:list>
                    <text:list-item>
                      <text:p text:style-name="P45">new FUNC ==&gt; “tasks_26_Gen_Combined_Trade_Result_List__Get_Keyword_List”</text:p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build ==&gt; url </text:p>
              <text:list>
                <text:list-item>
                  <text:p text:style-name="P45"><text:soft-page-break/>CODE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4278708214365835888" text:style-name="L14">
              <text:list-item>
                <text:p text:style-name="P130">ticket data : dpath</text:p>
                <text:list>
                  <text:list-item>
                    <text:p text:style-name="P13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30">ticket data : fname</text:p>
                <text:list>
                  <text:list-item>
                    <text:p text:style-name="P13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30">statement file : file name</text:p>
                <text:list>
                  <text:list-item>
                    <text:p text:style-name="P13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2522379" text:continue-list="list851417637301544180" text:style-name="L13">
        <text:list-item>
          <text:list>
            <text:list-item>
              <text:p text:style-name="P45"/>
            </text:list-item>
          </text:list>
        </text:list-item>
      </text:list>
      <text:p text:style-name="P9"/>
      <text:p text:style-name="P9">[next]</text:p>
      <text:list xml:id="list3184806263929533079" text:style-name="L15">
        <text:list-item>
          <text:p text:style-name="P46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2169775291617433264" text:style-name="L1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T-1.1</text:p>
              <text:list>
                <text:list-item>
                  <text:p text:style-name="P47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16082970995867000" text:style-name="L17">
        <text:list-item>
          <text:p text:style-name="P4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3273647836918817572" text:style-name="L18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2512273" text:continue-numbering="true" text:style-name="L18">
        <text:list-item>
          <text:list>
            <text:list-item>
              <text:p text:style-name="P49"/>
            </text:list-item>
          </text:list>
        </text:list-item>
      </text:list>
      <text:p text:style-name="P9"/>
      <text:p text:style-name="P9">[next]</text:p>
      <text:list xml:id="list7579038342046784993" text:style-name="L19">
        <text:list-item>
          <text:p text:style-name="P50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301004154142122226" text:style-name="L20">
        <text:list-item>
          <text:p text:style-name="P51">REVIEW </text:p>
        </text:list-item>
        <text:list-item>
          <text:p text:style-name="P51">TASK-1 : prep ==&gt; sheet</text:p>
          <text:list>
            <text:list-item>
              <text:p text:style-name="P51">T-1.1</text:p>
              <text:list>
                <text:list-item>
                  <text:p text:style-name="P51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9091174635877371573" text:style-name="L21">
              <text:list-item>
                <text:p text:style-name="P131">DUP tab</text:p>
              </text:list-item>
              <text:list-item>
                <text:p text:style-name="P13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7507711151717982429" text:style-name="L22">
              <text:list-item>
                <text:p text:style-name="P132">tab “X” : BB-loc.-1 ~ -3 ==&gt; col : BW – BV – BU</text:p>
              </text:list-item>
              <text:list-item>
                <text:p text:style-name="P132">tab “X.1” : profit ==&gt; col : CH</text:p>
              </text:list-item>
            </text:list>
          </table:table-cell>
        </table:table-row>
      </table:table>
      <text:list xml:id="list32510858" text:continue-list="list5301004154142122226" text:style-name="L20">
        <text:list-item>
          <text:p text:style-name="P51">TASK-2 : OBSERVE</text:p>
          <text:list>
            <text:list-item>
              <text:p text:style-name="P51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865974875604561553" text:style-name="L23">
              <text:list-item>
                <text:p text:style-name="P133">2-2-2 ==&gt; </text:p>
                <text:list>
                  <text:list-item>
                    <text:p text:style-name="P133">total = 52</text:p>
                  </text:list-item>
                  <text:list-item>
                    <text:p text:style-name="P133">2-2-2 ==&gt; 3</text:p>
                  </text:list-item>
                  <text:list-item>
                    <text:p text:style-name="P13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1839766730243090845" text:style-name="L24">
              <text:list-item>
                <text:p text:style-name="P134">2-2-2</text:p>
                <text:list>
                  <text:list-item>
                    <text:p text:style-name="P134">total = 66</text:p>
                  </text:list-item>
                  <text:list-item>
                    <text:p text:style-name="P134">2-2-2 ==&gt; 5</text:p>
                    <text:list>
                      <text:list-item>
                        <text:p text:style-name="P134">plus =&gt; 2</text:p>
                      </text:list-item>
                      <text:list-item>
                        <text:p text:style-name="P13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2497356" text:continue-list="list32510858" text:style-name="L20">
        <text:list-item>
          <text:list>
            <text:list-item>
              <text:p text:style-name="P51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2520437" text:continue-numbering="true" text:style-name="L20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7108250539144019808" text:style-name="L25">
        <text:list-item>
          <text:p text:style-name="P52">TASK-1</text:p>
          <text:list>
            <text:list-item>
              <text:p text:style-name="P52">this : THOUGHTS-2</text:p>
            </text:list-item>
          </text:list>
        </text:list-item>
        <text:list-item>
          <text:p text:style-name="P52">TASK-2 : <text:span text:style-name="T16">13.27</text:span></text:p>
          <text:list>
            <text:list-item>
              <text:p text:style-name="P52">==&gt; 5/19<text:span text:style-name="T16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141157100504645196" text:style-name="L26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53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3">T-1.1 : review file</text:p>
              <text:list>
                <text:list-item>
                  <text:p text:style-name="P53">CODE</text:p>
                  <text:list>
                    <text:list-item>
                      <text:p text:style-name="P53">init() ==&gt; setup() ==&gt; </text:p>
                      <text:list>
                        <text:list-item>
                          <text:p text:style-name="P53">//_20200521_144515:tmp</text:p>
                        </text:list-item>
                      </text:list>
                    </text:list-item>
                    <text:list-item>
                      <text:p text:style-name="P53">exec()</text:p>
                      <text:list>
                        <text:list-item>
                          <text:p text:style-name="P53">get_BasicData_with_RSI_BB_MFI (utils.mqh)</text:p>
                          <text:list>
                            <text:list-item>
                              <text:p text:style-name="P53">_get_FNAME</text:p>
                            </text:list-item>
                            <text:list-item>
                              <text:p text:style-name="P53">get_AryOf_RSI_BB_MFI</text:p>
                            </text:list-item>
                            <text:list-item>
                              <text:p text:style-name="P53">write2File_AryOf_BasicData_With_RSI_BB_MFI</text:p>
                            </text:list-item>
                            <text:list-item>
                              <text:p text:style-name="P53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2 : add column ==&gt; “force”</text:p>
              <text:list>
                <text:list-item>
                  <text:p text:style-name="P53">current : “no;Open;High;Low;Close;RSI;MFI;BB.2s;BB.1s;BB.main;BB.-1s;BB.-2s;Diff;High/Low;datetime”</text:p>
                </text:list-item>
                <text:list-item>
                  <text:p text:style-name="P53">new :</text:p>
                  <text:list>
                    <text:list-item>
                      <text:p text:style-name="P53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3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3">T-1.3 : edit ==&gt; get_AryOf_RSI_BB_MFI</text:p>
              <text:list>
                <text:list-item>
                  <text:p text:style-name="P53">//_20200521_145524:tmp</text:p>
                  <text:list>
                    <text:list-item>
                      <text:p text:style-name="P53">dec<text:span text:style-name="T16">lare var</text:span></text:p>
                    </text:list-item>
                  </text:list>
                </text:list-item>
                <text:list-item>
                  <text:p text:style-name="P53">//_20200521_145459:tmp (utils.mqh)</text:p>
                  <text:list>
                    <text:list-item>
                      <text:p text:style-name="P53"><text:soft-page-break/>set val</text:p>
                    </text:list-item>
                  </text:list>
                </text:list-item>
                <text:list-item>
                  <text:p text:style-name="P53">“AryOf_Data” ==&gt; add “Force” val</text:p>
                  <text:list>
                    <text:list-item>
                      <text:p text:style-name="P53">change ==&gt; param : array length</text:p>
                      <text:list>
                        <text:list-item>
                          <text:p text:style-name="P53">//_20200521_150611:tmp</text:p>
                        </text:list-item>
                        <text:list-item>
                          <text:p text:style-name="P53">11 → 12</text:p>
                        </text:list-item>
                      </text:list>
                    </text:list-item>
                    <text:list-item>
                      <text:p text:style-name="P53">change ==&gt; caller line</text:p>
                      <text:list>
                        <text:list-item>
                          <text:p text:style-name="P53">//_20200521_150728:tmp (func caller)</text:p>
                        </text:list-item>
                        <text:list-item>
                          <text:p text:style-name="P53">//20200521_150747:tmp ==&gt; dec<text:span text:style-name="T16">lare array</text:span></text:p>
                          <text:list>
                            <text:list-item>
                              <text:p text:style-name="P53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<text:span text:style-name="T2">#_ </text:span>add val : in-func lines</text:p>
                      <text:list>
                        <text:list-item>
                          <text:p text:style-name="P53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4 : edit ==&gt; write2File_AryOf_BasicData_With_RSI_BB_MFI</text:p>
              <text:list>
                <text:list-item>
                  <text:p text:style-name="P53">CODE </text:p>
                  <text:list>
                    <text:list-item>
                      <text:p text:style-name="P53"><text:span text:style-name="T2">#_ </text:span>header : _file_write__header_With_RSI_BB_MFI</text:p>
                      <text:list>
                        <text:list-item>
                          <text:p text:style-name="P53">caller : //_20200521_151117:tmp</text:p>
                        </text:list-item>
                        <text:list-item>
                          <text:p text:style-name="P53"><text:span text:style-name="T2">#_ </text:span>in-func line</text:p>
                          <text:list>
                            <text:list-item>
                              <text:p text:style-name="P53">//_20200521_151203:tmp</text:p>
                            </text:list-item>
                            <text:list-item>
                              <text:p text:style-name="P53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<text:span text:style-name="T2">#_ </text:span>“write : data”</text:p>
                      <text:list>
                        <text:list-item>
                          <text:p text:style-name="P53">//_20200521_151335:tmp ==&gt; section</text:p>
                        </text:list-item>
                        <text:list-item>
                          <text:p text:style-name="P53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5 : TEST</text:p>
              <text:list>
                <text:list-item>
                  <text:p text:style-name="P53"><text:span text:style-name="T2">#_ </text:span>COMPILE </text:p>
                </text:list-item>
                <text:list-item>
                  <text:p text:style-name="P53">EXEC : obs_49_8.(A-J).(M5-55000).mq4</text:p>
                  <text:list>
                    <text:list-item>
                      <text:p text:style-name="P53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7571679394812798" text:style-name="L27">
        <text:list-item>
          <text:p text:style-name="P54">TASK : <text:s/><text:span text:style-name="T5">44#13.28</text:span></text:p>
          <text:list>
            <text:list-item>
              <text:p text:style-name="P54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3815974767304534097" text:style-name="L28">
        <text:list-item>
          <text:p text:style-name="P55">REVIEW </text:p>
        </text:list-item>
        <text:list-item>
          <text:p text:style-name="P55">TASK-1 : <text:s/><text:span text:style-name="T5">44#13.28</text:span></text:p>
          <text:list>
            <text:list-item>
              <text:list>
                <text:list-item>
                  <text:p text:style-name="P55">php coding</text:p>
                </text:list-item>
              </text:list>
            </text:list-item>
            <text:list-item>
              <text:p text:style-name="P55">T-1.1 : look around for files </text:p>
              <text:list>
                <text:list-item>
                  <text:p text:style-name="P55">==&gt; convert from csv to list of bardatas → where ?</text:p>
                </text:list-item>
                <text:list-item>
                  <text:p text:style-name="P55">//_20200522_114017:tmp (\FxTestController.php)</text:p>
                </text:list-item>
              </text:list>
            </text:list-item>
            <text:list-item>
              <text:p text:style-name="P55">T-1.2</text:p>
            </text:list-item>
          </text:list>
        </text:list-item>
        <text:list-item>
          <text:p text:style-name="P55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502495" text:continue-numbering="true" text:style-name="L28">
        <text:list-item>
          <text:list>
            <text:list-item>
              <text:p text:style-name="P55">T-2.1 : new FUNC : slice_Raw_Data()</text:p>
              <text:list>
                <text:list-item>
                  <text:list>
                    <text:list-item>
                      <text:p text:style-name="P55">//_20200522_115734:head</text:p>
                    </text:list-item>
                  </text:list>
                </text:list-item>
                <text:list-item>
                  <text:p text:style-name="P55">DUP</text:p>
                </text:list-item>
                <text:list-item>
                  <text:p text:style-name="P55">sig</text:p>
                </text:list-item>
                <text:list-item>
                  <text:p text:style-name="P55">labels</text:p>
                </text:list-item>
                <text:list-item>
                  <text:p text:style-name="P55">skeleton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<text:span text:style-name="T1">#_ </text:span>T-2.2 : look-around</text:p>
              <text:list>
                <text:list-item>
                  <text:p text:style-name="P55"><text:soft-page-break/>TREE</text:p>
                  <text:list>
                    <text:list-item>
                      <text:p text:style-name="P55">_slice_Raw_Data_By_Week</text:p>
                      <text:list>
                        <text:list-item>
                          <text:p text:style-name="P55">LibFxAdmin::slice_Raw_Data_By_Week</text:p>
                          <text:list>
                            <text:list-item>
                              <text:p text:style-name="P55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T-2.3 : func : conv_CSV_Lines_To_BarDatas ==&gt; review</text:p>
            </text:list-item>
            <text:list-item>
              <text:p text:style-name="P55"><text:span text:style-name="T1">#_ </text:span>T-2.4 : class “BarData” ==&gt; add field</text:p>
              <text:list>
                <text:list-item>
                  <text:p text:style-name="P55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81116395762435426" text:style-name="L29">
        <text:list-item>
          <text:p text:style-name="P125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25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7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2520086" text:continue-list="list32528270" text:style-name="L1">
        <text:list-item>
          <text:p text:style-name="P34">REVIEW </text:p>
        </text:list-item>
        <text:list-item>
          <text:p text:style-name="P34">TASK-1</text:p>
        </text:list-item>
      </text:list>
      <text:p text:style-name="P9"/>
      <text:p text:style-name="P9">[next]</text:p>
      <text:list xml:id="list6265271423106637057" text:style-name="L30">
        <text:list-item>
          <text:p text:style-name="P56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6531365343222154829" text:style-name="L31">
        <text:list-item>
          <text:p text:style-name="P57">REVIEW </text:p>
        </text:list-item>
        <text:list-item>
          <text:p text:style-name="P57">TASK-1 : TASKS-28.1 : “<text:span text:style-name="T18">get_ListOf_BarDatas</text:span>” ==&gt; DUP</text:p>
          <text:list>
            <text:list-item>
              <text:list>
                <text:list-item>
                  <text:p text:style-name="P57">//_20200105_171836:head (\Lib\utils\libfx.php) </text:p>
                </text:list-item>
              </text:list>
            </text:list-item>
            <text:list-item>
              <text:p text:style-name="P57"><text:span text:style-name="T3">#_ </text:span>T-1.1 : DUP ==&gt; func : conv_CSV_Lines_To_BarDatas</text:p>
              <text:list>
                <text:list-item>
                  <text:p text:style-name="P57">conv_CSV_Lines_To_BarDatas__V2</text:p>
                  <text:list>
                    <text:list-item>
                      <text:p text:style-name="P57">//_20200522_164054:tmp</text:p>
                    </text:list-item>
                  </text:list>
                </text:list-item>
              </text:list>
            </text:list-item>
            <text:list-item>
              <text:p text:style-name="P57">T-1.2 : new FUNC : _slice_Raw_Data_By_Day (FxAdminController)</text:p>
              <text:list>
                <text:list-item>
                  <text:p text:style-name="P57">DUP : _slice_Raw_Data_By_Week</text:p>
                </text:list-item>
                <text:list-item>
                  <text:p text:style-name="P57">skeleton</text:p>
                </text:list-item>
                <text:list-item>
                  <text:p text:style-name="P57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2501777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3 : use ==&gt; conv_CSV_Lines_To_BarDatas__V2</text:p>
              <text:list>
                <text:list-item>
                  <text:p text:style-name="P57">CODE </text:p>
                  <text:list>
                    <text:list-item>
                      <text:p text:style-name="P57">new FUNC : LibFxAdmin::slice_Raw_Data_By_Day__V2</text:p>
                    </text:list-item>
                    <text:list-item>
                      <text:p text:style-name="P57"><text:span text:style-name="T3">#_ </text:span>DUP</text:p>
                    </text:list-item>
                    <text:list-item>
                      <text:p text:style-name="P57"><text:span text:style-name="T3">#_ </text:span>skeleton</text:p>
                    </text:list-item>
                    <text:list-item>
                      <text:p text:style-name="P57">caller lines </text:p>
                    </text:list-item>
                    <text:list-item>
                      <text:p text:style-name="P57">TEST ==&gt; OK</text:p>
                    </text:list-item>
                  </text:list>
                </text:list-item>
                <text:list-item>
                  <text:p text:style-name="P57"><text:soft-page-break/>TEST : //_20200522_170915:tmp</text:p>
                  <text:list>
                    <text:list-item>
                      <text:p text:style-name="P57">return val : $lo_BarDatas ==&gt; show the 1<text:span text:style-name="T19">st</text:span> line</text:p>
                    </text:list-item>
                    <text:list-item>
                      <text:p text:style-name="P57">==&gt; PROBLEM : “object(BarData) {</text:p>
                    </text:list-item>
                    <text:list-item>
                      <text:p text:style-name="P57"><text:tab/>no =&gt; '1'</text:p>
                    </text:list-item>
                    <text:list-item>
                      <text:p text:style-name="P57"><text:tab/>price_Open =&gt; ';'</text:p>
                    </text:list-item>
                    <text:list-item>
                      <text:p text:style-name="P57"><text:tab/>price_High =&gt; '7'</text:p>
                    </text:list-item>
                    <text:list-item>
                      <text:p text:style-name="P57"><text:tab/>price_Low =&gt; '0'</text:p>
                    </text:list-item>
                    <text:list-item>
                      <text:p text:style-name="P57"><text:tab/>price_Close =&gt; '.'</text:p>
                    </text:list-item>
                    <text:list-item>
                      <text:p text:style-name="P57"><text:tab/>rsi =&gt; '6'</text:p>
                    </text:list-item>
                    <text:list-item>
                      <text:p text:style-name="P57"><text:tab/>mfi =&gt; '2'</text:p>
                    </text:list-item>
                    <text:list-item>
                      <text:p text:style-name="P57"><text:tab/>force =&gt; '7'</text:p>
                    </text:list-item>
                    <text:list-item>
                      <text:p text:style-name="P57"><text:tab/>bb_2S =&gt; ';'</text:p>
                    </text:list-item>
                    <text:list-item>
                      <text:p text:style-name="P57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96980333912723820" text:style-name="L32">
        <text:list-item>
          <text:p text:style-name="P58">TASK : continue ==&gt; fix problem</text:p>
          <text:list>
            <text:list-item>
              <text:p text:style-name="P58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7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7165060633622680661" text:style-name="L33">
        <text:list-item>
          <text:p text:style-name="P59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2528832" text:continue-numbering="true" text:style-name="L33">
        <text:list-item>
          <text:p text:style-name="P59"><text:span text:style-name="T1">#_ </text:span>TASK-1 : continue ==&gt; fix problem</text:p>
          <text:list>
            <text:list-item>
              <text:list>
                <text:list-item>
                  <text:p text:style-name="P59">//_20200522_171234:next (LibFxAdmin)</text:p>
                </text:list-item>
              </text:list>
            </text:list-item>
            <text:list-item>
              <text:p text:style-name="P59">T-1.1 : debugging</text:p>
              <text:list>
                <text:list-item>
                  <text:p text:style-name="P59">CODE : //debug:20200523_161125</text:p>
                </text:list-item>
                <text:list-item>
                  <text:p text:style-name="P59">==&gt; OK</text:p>
                </text:list-item>
              </text:list>
            </text:list-item>
            <text:list-item>
              <text:p text:style-name="P59">T-1.2 : new FUNC ==&gt; test_Libfx_Conv_CSV_Lines_To_BarDatas__V2</text:p>
              <text:list>
                <text:list-item>
                  <text:p text:style-name="P59">CODE</text:p>
                </text:list-item>
                <text:list-item>
                  <text:p text:style-name="P60">TEST ==&gt; OK</text:p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p text:style-name="P59">new FUNC : sort_CSV_Lines_BarData__By_Date</text:p>
              <text:list>
                <text:list-item>
                  <text:p text:style-name="P59">caller : //_20200523_163505:tmp</text:p>
                </text:list-item>
                <text:list-item>
                  <text:p text:style-name="P59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602181375802783240" text:style-name="L34">
        <text:list-item>
          <text:p text:style-name="P61">TASK</text:p>
          <text:list>
            <text:list-item>
              <text:p text:style-name="P61">//_20200523_164309:next (LibFxAdmin)</text:p>
            </text:list-item>
            <text:list-item>
              <text:p text:style-name="P61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28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6764886171496800817" text:style-name="L35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//_20200523_164309:next (LibFxAdmin)</text:p>
                </text:list-item>
                <text:list-item>
                  <text:p text:style-name="P62">ref : //_20200523_163753:ref (LibFxAdmin)</text:p>
                </text:list-item>
              </text:list>
            </text:list-item>
            <text:list-item>
              <text:p text:style-name="P62">T-1.1 : upto ==&gt; show datetime vals </text:p>
              <text:list>
                <text:list-item>
                  <text:p text:style-name="P62">CODE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2 : upto → compare</text:p>
              <text:list>
                <text:list-item>
                  <text:p text:style-name="P62">//debug:20200524_112305</text:p>
                  <text:list>
                    <text:list-item>
                      <text:p text:style-name="P62">==&gt; OK</text:p>
                    </text:list-item>
                  </text:list>
                </text:list-item>
                <text:list-item>
                  <text:p text:style-name="P62">//debug:20200524_112536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3 : judge</text:p>
              <text:list>
                <text:list-item>
                  <text:p text:style-name="P62">//debug:20200524_112849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4 : sort</text:p>
              <text:list>
                <text:list-item>
                  <text:p text:style-name="P62">//_20200524_113854:tmp</text:p>
                </text:list-item>
                <text:list-item>
                  <text:p text:style-name="P62">//debug:20200524_114454</text:p>
                  <text:list>
                    <text:list-item>
                      <text:p text:style-name="P62">==&gt; OK </text:p>
                    </text:list-item>
                  </text:list>
                </text:list-item>
              </text:list>
            </text:list-item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6063016352004189490" text:style-name="L36">
        <text:list-item>
          <text:p text:style-name="P63">TASK : slice (TASKS-13)</text:p>
          <text:list>
            <text:list-item>
              <text:p text:style-name="P63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><text:soft-page-break/></text:p>
      <text:p text:style-name="P27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7"/>
      <text:p text:style-name="P9">[do] <text:span text:style-name="T1">#_ </text:span></text:p>
      <text:list xml:id="list787795252651419757" text:style-name="L37">
        <text:list-item>
          <text:p text:style-name="P64">REVIEW </text:p>
        </text:list-item>
        <text:list-item>
          <text:p text:style-name="P64">TASK-1 </text:p>
          <text:list>
            <text:list-item>
              <text:list>
                <text:list-item>
                  <text:p text:style-name="P30">slice (TASKS-13)</text:p>
                </text:list-item>
                <text:list-item>
                  <text:p text:style-name="P64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2517789" text:continue-numbering="true" text:style-name="L37">
        <text:list-item>
          <text:list>
            <text:list-item>
              <text:p text:style-name="P64">T-1.1 : start iteration</text:p>
              <text:list>
                <text:list-item>
                  <text:p text:style-name="P64">CODE</text:p>
                </text:list-item>
                <text:list-item>
                  <text:p text:style-name="P64">TEST : //debug:20200524_160552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1.2 : iteration ==&gt; more → 500</text:p>
              <text:list>
                <text:list-item>
                  <text:p text:style-name="P64">//_20200524_162513:tmp</text:p>
                </text:list-item>
                <text:list-item>
                  <text:p text:style-name="P64">==&gt; OK </text:p>
                </text:list-item>
              </text:list>
            </text:list-item>
            <text:list-item>
              <text:p text:style-name="P64">T-1.3 : “$lo_CSV_Lines_By_Day” =&gt; each entry : first line ?</text:p>
              <text:list>
                <text:list-item>
                  <text:p text:style-name="P64">//_20200524_162938:tmp</text:p>
                </text:list-item>
                <text:list-item>
                  <text:p text:style-name="P64">==&gt; OK</text:p>
                </text:list-item>
              </text:list>
            </text:list-item>
            <text:list-item>
              <text:p text:style-name="P64">T-1.4 : same as T-1.3; max iteration ==&gt; 700</text:p>
              <text:list>
                <text:list-item>
                  <text:p text:style-name="P64">//_20200524_162513:tmp</text:p>
                </text:list-item>
                <text:list-item>
                  <text:p text:style-name="P64">==&gt; OK</text:p>
                </text:list-item>
              </text:list>
            </text:list-item>
            <text:list-item>
              <text:p text:style-name="P64">T-1.5 : max iteration ==&gt; off</text:p>
              <text:list>
                <text:list-item>
                  <text:p text:style-name="P64">//debug:20200524_160552</text:p>
                </text:list-item>
                <text:list-item>
                  <text:p text:style-name="P64">EXEC</text:p>
                </text:list-item>
                <text:list-item>
                  <text:p text:style-name="P64"><text:soft-page-break/>search ==&gt; “$lines_Day[0] =&gt;”</text:p>
                </text:list-item>
                <text:list-item>
                  <text:p text:style-name="P64"><text:span text:style-name="T1">#_ </text:span>PROBLEM : “5/21” → not included</text:p>
                  <text:list>
                    <text:list-item>
                      <text:p text:style-name="P64">TRY-1 : //_20200524_164203:tmp</text:p>
                      <text:list>
                        <text:list-item>
                          <text:p text:style-name="P64">//_20200524_164445:fix</text:p>
                        </text:list-item>
                        <text:list-item>
                          <text:p text:style-name="P64">==&gt; search “$lines_Day[0] =&gt;”</text:p>
                        </text:list-item>
                        <text:list-item>
                          <text:p text:style-name="P64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40912292224957115" text:style-name="L38">
        <text:list-item>
          <text:p text:style-name="P65">TASK : TASKS-13.1</text:p>
          <text:list>
            <text:list-item>
              <text:p text:style-name="P65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5690134839324154386" text:style-name="L39">
        <text:list-item>
          <text:p text:style-name="P66">REVIEW </text:p>
        </text:list-item>
        <text:list-item>
          <text:p text:style-name="P66">TASK-1<text:span text:style-name="T16"> : TASKS-13.1</text:span></text:p>
          <text:list>
            <text:list-item>
              <text:list>
                <text:list-item>
                  <text:p text:style-name="P111">//_20200524_165246:next (FxAdminController)</text:p>
                </text:list-item>
              </text:list>
            </text:list-item>
            <text:list-item>
              <text:p text:style-name="P66"><text:span text:style-name="T2">#_ </text:span><text:span text:style-name="T16">T-1.1 : func : slice_Raw_Data_By_Day__V2</text:span></text:p>
              <text:list>
                <text:list-item>
                  <text:p text:style-name="P111">CODE</text:p>
                  <text:list>
                    <text:list-item>
                      <text:p text:style-name="P111">//_20200525_160049:tmp (LibFxAdmin)</text:p>
                    </text:list-item>
                    <text:list-item>
                      <text:p text:style-name="P111">//_20200524_165246:next (FxAdminController) </text:p>
                    </text:list-item>
                  </text:list>
                </text:list-item>
                <text:list-item>
                  <text:p text:style-name="P66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2528593" text:continue-numbering="true" text:style-name="L39">
        <text:list-item>
          <text:list>
            <text:list-item>
              <text:p text:style-name="P111">T-1.2 : write to file </text:p>
              <text:list>
                <text:list-item>
                  <text:list>
                    <text:list-item>
                      <text:p text:style-name="P111">//_20200525_161041:tmp</text:p>
                    </text:list-item>
                  </text:list>
                </text:list-item>
              </text:list>
            </text:list-item>
            <text:list-item>
              <text:p text:style-name="P66"><text:span text:style-name="T2">#_ </text:span><text:span text:style-name="T16">T-1.2.1 : build → dst dir path</text:span></text:p>
            </text:list-item>
            <text:list-item>
              <text:p text:style-name="P66"><text:span text:style-name="T2">#_ </text:span><text:span text:style-name="T16">T-1.2.2 : make dirs </text:span></text:p>
              <text:list>
                <text:list-item>
                  <text:p text:style-name="P111">==&gt; OK</text:p>
                </text:list-item>
              </text:list>
            </text:list-item>
            <text:list-item>
              <text:p text:style-name="P66">T-1.2.3 : <text:span text:style-name="T16">build → file path, full</text:span></text:p>
            </text:list-item>
          </text:list>
        </text:list-item>
      </text:list>
      <text:p text:style-name="P22"/>
      <text:p text:style-name="P9">[next]</text:p>
      <text:list xml:id="list1175265626861266183" text:style-name="L40">
        <text:list-item>
          <text:p text:style-name="P67">TASK : this ==&gt; T-1.2.3 (<text:span text:style-name="T16">TASKS-13.1)</text:span></text:p>
          <text:list>
            <text:list-item>
              <text:p text:style-name="P112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7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045938086922020170" text:style-name="L41">
        <text:list-item>
          <text:p text:style-name="P68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2507047" text:continue-numbering="true" text:style-name="L41">
        <text:list-item>
          <text:p text:style-name="P68">TASK-1</text:p>
          <text:list>
            <text:list-item>
              <text:p text:style-name="P68">T-1.1 : build file full path</text:p>
              <text:list>
                <text:list-item>
                  <text:p text:style-name="P68">==&gt; OK : //_20200526_114404:tmp</text:p>
                </text:list-item>
              </text:list>
            </text:list-item>
            <text:list-item>
              <text:p text:style-name="P68">T-1.2 : file ==&gt; wri<text:span text:style-name="T16">te (blank)</text:span></text:p>
              <text:list>
                <text:list-item>
                  <text:p text:style-name="P113">//_20200526_114428:tmp</text:p>
                </text:list-item>
                <text:list-item>
                  <text:p text:style-name="P113"><text:soft-page-break/>==&gt; OK</text:p>
                </text:list-item>
              </text:list>
            </text:list-item>
            <text:list-item>
              <text:p text:style-name="P113">T-1.3 : file → write : header</text:p>
              <text:list>
                <text:list-item>
                  <text:p text:style-name="P113">//_20200526_114637:tmp</text:p>
                </text:list-item>
                <text:list-item>
                  <text:p text:style-name="P113">==&gt; OK</text:p>
                </text:list-item>
              </text:list>
            </text:list-item>
            <text:list-item>
              <text:p text:style-name="P113">T-1.4 : file → write : data</text:p>
              <text:list>
                <text:list-item>
                  <text:p text:style-name="P113">//_20200526_115023:tmp</text:p>
                </text:list-item>
                <text:list-item>
                  <text:p text:style-name="P113">==&gt; OK</text:p>
                </text:list-item>
              </text:list>
            </text:list-item>
          </text:list>
        </text:list-item>
      </text:list>
      <text:p text:style-name="P9">[next]</text:p>
      <text:list xml:id="list6952144637428886426" text:style-name="L42">
        <text:list-item>
          <text:p text:style-name="P69">TASK : continue ==&gt; wri<text:span text:style-name="T16">tten csv lines → reverse order ----&gt; Z-A</text:span></text:p>
          <text:list>
            <text:list-item>
              <text:p text:style-name="P114">//_20200526_115844:next // FxAdminController</text:p>
            </text:list-item>
            <text:list-item>
              <text:p text:style-name="P114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7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958569967244996318" text:style-name="L43">
        <text:list-item>
          <text:p text:style-name="P70">REVIEW <text:s/></text:p>
        </text:list-item>
        <text:list-item>
          <text:p text:style-name="P70">TASK-1 : wri<text:span text:style-name="T16">tten csv lines → reverse order ----&gt; Z-A</text:span></text:p>
          <text:list>
            <text:list-item>
              <text:list>
                <text:list-item>
                  <text:p text:style-name="P115">//_20200526_115844:next // FxAdminController</text:p>
                </text:list-item>
                <text:list-item>
                  <text:p text:style-name="P115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2527314" text:continue-numbering="true" text:style-name="L43">
        <text:list-item>
          <text:list>
            <text:list-item>
              <text:p text:style-name="P70">T-1.1 : conditioning</text:p>
              <text:list>
                <text:list-item>
                  <text:p text:style-name="P70">CODE : //_20200526_183618:tmp</text:p>
                </text:list-item>
                <text:list-item>
                  <text:p text:style-name="P70"><text:soft-page-break/>TEST ==&gt; 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000261873726144384" text:style-name="L44">
        <text:list-item>
          <text:p text:style-name="P71">TASK : TASKS-13b</text:p>
          <text:list>
            <text:list-item>
              <text:p text:style-name="P71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6920440969796197164" text:style-name="L45">
        <text:list-item>
          <text:p text:style-name="P72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2520318" text:continue-numbering="true" text:style-name="L45">
        <text:list-item>
          <text:p text:style-name="P72">TASK-1 : TASKS-13b </text:p>
          <text:list>
            <text:list-item>
              <text:list>
                <text:list-item>
                  <text:p text:style-name="P72">//_20200526_184754:next<text:tab/>FxAdminController</text:p>
                </text:list-item>
                <text:list-item>
                  <text:p text:style-name="P72">use → param vals</text:p>
                </text:list-item>
              </text:list>
            </text:list-item>
            <text:list-item>
              <text:p text:style-name="P72"><text:span text:style-name="T1">#_ </text:span>T-1.1 : show → param vals in debug lines</text:p>
            </text:list-item>
            <text:list-item>
              <text:p text:style-name="P72">T-1.2 : use ==&gt; new csv file</text:p>
              <text:list>
                <text:list-item>
                  <text:p text:style-name="P72">05.15 ~ last</text:p>
                </text:list-item>
                <text:list-item>
                  <text:p text:style-name="P72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2503152" text:continue-numbering="true" text:style-name="L45">
        <text:list-item>
          <text:list>
            <text:list-item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>T-1.3 : 5.13 ~</text:p>
              <text:list>
                <text:list-item>
                  <text:p text:style-name="P72"><text:soft-page-break/>new csv</text:p>
                </text:list-item>
                <text:list-item>
                  <text:p text:style-name="P72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2512376" text:continue-numbering="true" text:style-name="L45">
        <text:list-item>
          <text:list>
            <text:list-item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/>
            </text:list-item>
          </text:list>
        </text:list-item>
      </text:list>
      <text:p text:style-name="P9">[next]</text:p>
      <text:list xml:id="list1664800057405863954" text:style-name="L46">
        <text:list-item>
          <text:p text:style-name="P73">TASK : COMPLETE</text:p>
        </text:list-item>
        <text:list-item>
          <text:p text:style-name="P73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6875545549209697578" text:style-name="L47">
        <text:list-item>
          <text:p text:style-name="P74">REVIEW </text:p>
        </text:list-item>
        <text:list-item>
          <text:p text:style-name="P74">TASK-1 : setup</text:p>
          <text:list>
            <text:list-item>
              <text:p text:style-name="P74">T-1.1 : DUP ==&gt; fx_tester_T_1</text:p>
              <text:list>
                <text:list-item>
                  <text:p text:style-name="P74">DUP</text:p>
                </text:list-item>
                <text:list-item>
                  <text:p text:style-name="P74">skeleton </text:p>
                </text:list-item>
                <text:list-item>
                  <text:p text:style-name="P74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250836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4">==&gt; OK : “Missing View”</text:p>
                    </text:list-item>
                  </text:list>
                </text:list-item>
              </text:list>
            </text:list-item>
            <text:list-item>
              <text:p text:style-name="P74"><text:soft-page-break/>T-1.2 : view</text:p>
              <text:list>
                <text:list-item>
                  <text:p text:style-name="P74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88335244167434376" text:style-name="L48">
        <text:list-item>
          <text:p text:style-name="P75">TASK<text:span text:style-name="T16"> : TASKS-29.1</text:span></text:p>
          <text:list>
            <text:list-item>
              <text:p text:style-name="P116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7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6722241767221653406" text:style-name="L49">
        <text:list-item>
          <text:p text:style-name="P76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2513211" text:continue-numbering="true" text:style-name="L49">
        <text:list-item>
          <text:p text:style-name="P76">TASK-1 : <text:span text:style-name="T16">TASKS-29.1</text:span></text:p>
          <text:list>
            <text:list-item>
              <text:list>
                <text:list-item>
                  <text:p text:style-name="P117">//_20200527_103506:next</text:p>
                </text:list-item>
                <text:list-item>
                  <text:p text:style-name="P117">new FUNC : fx_tester_T_1__Order_Buy__V2()</text:p>
                </text:list-item>
              </text:list>
            </text:list-item>
            <text:list-item>
              <text:p text:style-name="P117"><text:span text:style-name="T1">#_ </text:span>T-1.1</text:p>
              <text:list>
                <text:list-item>
                  <text:p text:style-name="P117">sig / label / caller</text:p>
                </text:list-item>
                <text:list-item>
                  <text:p text:style-name="P117">==&gt; OK</text:p>
                </text:list-item>
              </text:list>
            </text:list-item>
            <text:list-item>
              <text:p text:style-name="P117"><text:span text:style-name="T1">#_ </text:span>T-1.2 : “step : 0 : 0 : A : 1” ==&gt; params</text:p>
              <text:list>
                <text:list-item>
                  <text:p text:style-name="P117">//_20200528_140405:ref</text:p>
                </text:list-item>
                <text:list-item>
                  <text:p text:style-name="P117"><text:soft-page-break/>CODE : //_20200528_140426:tmp</text:p>
                </text:list-item>
                <text:list-item>
                  <text:p text:style-name="P117"/>
                </text:list-item>
              </text:list>
            </text:list-item>
            <text:list-item>
              <text:p text:style-name="P117">T-1.X : “prep : log dir” : </text:p>
              <text:list>
                <text:list-item>
                  <text:p text:style-name="P117">ref : //_20200201_161421:tmp</text:p>
                </text:list-item>
                <text:list-item>
                  <text:p text:style-name="P117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37104627068839755" text:style-name="L50">
        <text:list-item>
          <text:p text:style-name="P77">TASK-1 : <text:span text:style-name="T16">“prep : log dir” : </text:span></text:p>
          <text:list>
            <text:list-item>
              <text:p text:style-name="P118">ref : //_20200201_161421:tmp</text:p>
            </text:list-item>
            <text:list-item>
              <text:p text:style-name="P118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8488945519397440978" text:style-name="L51">
        <text:list-item>
          <text:p text:style-name="P78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2509088" text:continue-numbering="true" text:style-name="L51">
        <text:list-item>
          <text:p text:style-name="P78">TASK-1</text:p>
          <text:list>
            <text:list-item>
              <text:p text:style-name="P78">T-1.1 : dpath log</text:p>
              <text:list>
                <text:list-item>
                  <text:p text:style-name="P78">//_20200529_181231:tmp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<text:soft-page-break/>T-1.2 : “prep : log dir” ==&gt; to a func</text:p>
              <text:list>
                <text:list-item>
                  <text:p text:style-name="P78">CODE : //_20200529_182703:tmp</text:p>
                  <text:list>
                    <text:list-item>
                      <text:p text:style-name="P78">fx_tester_T_1__Order_Buy__V2__Log_Dir</text:p>
                    </text:list-item>
                  </text:list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T-1.3 : params ==&gt; to a func</text:p>
              <text:list>
                <text:list-item>
                  <text:p text:style-name="P78">CODE : //_20200529_183406:tmp</text:p>
                  <text:list>
                    <text:list-item>
                      <text:p text:style-name="P78">fx_tester_T_1__Order_Buy__V2__Params</text:p>
                    </text:list-item>
                    <text:list-item>
                      <text:p text:style-name="P78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892437519899027095" text:style-name="L52">
        <text:list-item>
          <text:p text:style-name="P79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7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930237690136998830" text:style-name="L53">
        <text:list-item>
          <text:p text:style-name="P80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2507281" text:continue-numbering="true" text:style-name="L53">
        <text:list-item>
          <text:p text:style-name="P80">TASK-1 </text:p>
          <text:list>
            <text:list-item>
              <text:list>
                <text:list-item>
                  <text:p text:style-name="P80">//_20200529_185258:next (FxTestController)</text:p>
                </text:list-item>
                <text:list-item>
                  <text:p text:style-name="P80">TASKS-29.2 : get : list of bardatas</text:p>
                </text:list-item>
                <text:list-item>
                  <text:p text:style-name="P80">csv</text:p>
                  <text:list>
                    <text:list-item>
                      <text:p text:style-name="P80"/>
                    </text:list-item>
                  </text:list>
                </text:list-item>
              </text:list>
            </text:list-item>
            <text:list-item>
              <text:p text:style-name="P80">T-1.1 : review the situation</text:p>
              <text:list>
                <text:list-item>
                  <text:p text:style-name="P80">wri<text:span text:style-name="T16">te log : //_20200530_130239:tmp</text:span></text:p>
                </text:list-item>
                <text:list-item>
                  <text:p text:style-name="P119">==&gt; OK</text:p>
                </text:list-item>
              </text:list>
            </text:list-item>
            <text:list-item>
              <text:p text:style-name="P80"><text:span text:style-name="T2">#_ </text:span><text:span text:style-name="T16">SEG-1 : gen → slicded csv files</text:span></text:p>
              <text:list>
                <text:list-item>
                  <text:p text:style-name="P119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2520412" text:continue-numbering="true" text:style-name="L53">
        <text:list-item>
          <text:list>
            <text:list-item>
              <text:p text:style-name="P119">SEG-2 : new param ==&gt; dpath for source csv file</text:p>
              <text:list>
                <text:list-item>
                  <text:p text:style-name="P119">S-2.1 : //_20200528_132032:head</text:p>
                  <text:list>
                    <text:list-item>
                      <text:p text:style-name="P119">CODE</text:p>
                    </text:list-item>
                    <text:list-item>
                      <text:p text:style-name="P119">TEST ==&gt; </text:p>
                    </text:list-item>
                  </text:list>
                </text:list-item>
              </text:list>
            </text:list-item>
            <text:list-item>
              <text:p text:style-name="P119">T-1.2 : review ==&gt; Libfx::get_ListOf_BarDatas</text:p>
              <text:list>
                <text:list-item>
                  <text:p text:style-name="P119">new FUNC : Libfx::get_ListOf_BarDatas__V2</text:p>
                  <text:list>
                    <text:list-item>
                      <text:p text:style-name="P119">DUP / sig / labels / skeleton / </text:p>
                    </text:list-item>
                    <text:list-item>
                      <text:p text:style-name="P119"><text:soft-page-break/>caller </text:p>
                    </text:list-item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3 : get_ListOf_BarDatas__V2</text:p>
              <text:list>
                <text:list-item>
                  <text:p text:style-name="P119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16453121109325890" text:style-name="L54">
        <text:list-item>
          <text:p text:style-name="P81">TASK : testing</text:p>
          <text:list>
            <text:list-item>
              <text:p text:style-name="P81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7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2037866522906386063" text:style-name="L55">
        <text:list-item>
          <text:p text:style-name="P82">REVIEW </text:p>
        </text:list-item>
        <text:list-item>
          <text:p text:style-name="P82">TASK-1 : testing</text:p>
          <text:list>
            <text:list-item>
              <text:list>
                <text:list-item>
                  <text:p text:style-name="P82">//_20200530_143853:next (FxTestController)</text:p>
                </text:list-item>
              </text:list>
            </text:list-item>
            <text:list-item>
              <text:p text:style-name="P82">T-1.1 </text:p>
              <text:list>
                <text:list-item>
                  <text:p text:style-name="P82">draw : flowchart</text:p>
                  <text:list>
                    <text:list-item>
                      <text:p text:style-name="P82">ref : </text:p>
                      <text:list>
                        <text:list-item>
                          <text:p text:style-name="P82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2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2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2">SEG-1 : while-loop ==&gt; to a func</text:p>
                      <text:list>
                        <text:list-item>
                          <text:p text:style-name="P82">S-1.1</text:p>
                          <text:list>
                            <text:list-item>
                              <text:p text:style-name="P82">//_20200531_132021:tmp</text:p>
                            </text:list-item>
                            <text:list-item>
                              <text:p text:style-name="P82">fx_tester_T_1__Order_Buy__V2__While_Loop</text:p>
                            </text:list-item>
                          </text:list>
                        </text:list-item>
                        <text:list-item>
                          <text:p text:style-name="P82">TEST ==&gt; </text:p>
                          <text:list>
                            <text:list-item>
                              <text:p text:style-name="P8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SEG-2 : new FILE : PD.php (pattern detecter)</text:p>
                      <text:list>
                        <text:list-item>
                          <text:p text:style-name="P82">S-2.1 : new FILE : PD.php</text:p>
                          <text:list>
                            <text:list-item>
                              <text:p text:style-name="P82">DUP</text:p>
                            </text:list-item>
                            <text:list-item>
                              <text:p text:style-name="P82">==&gt; OK</text:p>
                            </text:list-item>
                          </text:list>
                        </text:list-item>
                        <text:list-item>
                          <text:p text:style-name="P82">S-2.2 : new FUNC : dp_All()</text:p>
                          <text:list>
                            <text:list-item>
                              <text:p text:style-name="P8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09506361568783507" text:style-name="L56">
        <text:list-item>
          <text:p text:style-name="P83">TASK : while-loop ==&gt; add → for-loop</text:p>
          <text:list>
            <text:list-item>
              <text:p text:style-name="P83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7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4887881541031485134" text:style-name="L57">
        <text:list-item>
          <text:p text:style-name="P84">REVIEW </text:p>
        </text:list-item>
        <text:list-item>
          <text:p text:style-name="P84">TASK-1 : while-loop ==&gt; add → for-loop</text:p>
          <text:list>
            <text:list-item>
              <text:list>
                <text:list-item>
                  <text:p text:style-name="P84">//_20200531_142253:next</text:p>
                </text:list-item>
              </text:list>
            </text:list-item>
            <text:list-item>
              <text:p text:style-name="P84"><text:span text:style-name="T1">#_ </text:span>T-1.1 </text:p>
              <text:list>
                <text:list-item>
                  <text:p text:style-name="P84">for-loop ==&gt; start coding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<text:span text:style-name="T1">#_ </text:span>T-1.2 : for-loop ==&gt; to a func</text:p>
              <text:list>
                <text:list-item>
                  <text:p text:style-name="P84">new FUNC : fx_tester_T_1__Order_Buy__V2__For_Loop</text:p>
                  <text:list>
                    <text:list-item>
                      <text:p text:style-name="P84">//_20200601_093740:caller</text:p>
                    </text:list-item>
                    <text:list-item>
                      <text:p text:style-name="P84">//_20200601_093744:head</text:p>
                    </text:list-item>
                    <text:list-item>
                      <text:p text:style-name="P84">//_20200601_093747:wl</text:p>
                    </text:list-item>
                  </text:list>
                </text:list-item>
                <text:list-item>
                  <text:p text:style-name="P84">debug : //debug:20200601_094308</text:p>
                </text:list-item>
                <text:list-item>
                  <text:p text:style-name="P84">TEST ==&gt;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3 : “position ==&gt; taken ?” → in the for-loop</text:p>
              <text:list>
                <text:list-item>
                  <text:p text:style-name="P84"><text:span text:style-name="T1">#_ </text:span>CODE</text:p>
                </text:list-item>
                <text:list-item>
                  <text:p text:style-name="P84">TEST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4 : loop ==&gt; get total num</text:p>
              <text:list>
                <text:list-item>
                  <text:p text:style-name="P84">CODE : //_20200601_101537:tmp</text:p>
                </text:list-item>
                <text:list-item>
                  <text:p text:style-name="P84">TEST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71864002889299920" text:style-name="L58">
        <text:list-item>
          <text:p text:style-name="P85">TASK : pattern detection</text:p>
          <text:list>
            <text:list-item>
              <text:p text:style-name="P85">//_20200601_101636:next</text:p>
            </text:list-item>
            <text:list-item>
              <text:p text:style-name="P85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190297457403115295" text:style-name="L59">
        <text:list-item>
          <text:p text:style-name="P86">REVIEW </text:p>
        </text:list-item>
        <text:list-item>
          <text:p text:style-name="P86">TASK-1 </text:p>
          <text:list>
            <text:list-item>
              <text:list>
                <text:list-item>
                  <text:p text:style-name="P31">pattern detection</text:p>
                  <text:list>
                    <text:list-item>
                      <text:p text:style-name="P86">//_20200601_101636:next</text:p>
                    </text:list-item>
                    <text:list-item>
                      <text:p text:style-name="P86">ref : //_20200601_101723:ref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ING : C/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6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6">CODE : //_20200601_142250:tmp</text:p>
                </text:list-item>
                <text:list-item>
                  <text:p text:style-name="P86">TEST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3: “j2 : Y : 2” : flag</text:p>
              <text:list>
                <text:list-item>
                  <text:p text:style-name="P86"><text:span text:style-name="T1">#_ </text:span>CODE 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4 : “step : 2 : j2 : choice-1 : Y : 3” → position</text:p>
              <text:list>
                <text:list-item>
                  <text:p text:style-name="P86">CODE : //_20200601_150706:tm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<text:soft-page-break/>T-1.5 : “step : 2 : j2 : choice-1 : Y : 4” → flag </text:p>
              <text:list>
                <text:list-item>
                  <text:p text:style-name="P86">CODE : //_20200601_151123:tmp</text:p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58443713712335539" text:style-name="L60">
        <text:list-item>
          <text:p text:style-name="P87">TASK : for-loop index ==&gt; return var $i → ($i * 2) ==&gt;</text:p>
          <text:list>
            <text:list-item>
              <text:p text:style-name="P87">==&gt; in while-loop → add line</text:p>
              <text:list>
                <text:list-item>
                  <text:p text:style-name="P87">“if $i &gt; $lenOf_LO_BarDatas ==&gt; break while-loop”</text:p>
                </text:list-item>
              </text:list>
            </text:list-item>
            <text:list-item>
              <text:p text:style-name="P87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7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179386917878512346" text:style-name="L61">
        <text:list-item>
          <text:p text:style-name="P88">REVIEW </text:p>
          <text:list>
            <text:list-item>
              <text:p text:style-name="P88">==&gt; OK</text:p>
            </text:list-item>
          </text:list>
        </text:list-item>
        <text:list-item>
          <text:p text:style-name="P88">TASK-1 : for-loop index ==&gt; return var $i → ($i * 2) ==&gt;</text:p>
          <text:list>
            <text:list-item>
              <text:list>
                <text:list-item>
                  <text:p text:style-name="P88">==&gt; in while-loop → add line</text:p>
                  <text:list>
                    <text:list-item>
                      <text:p text:style-name="P88">“if $i &gt; $lenOf_LO_BarDatas ==&gt; break while-loop”</text:p>
                    </text:list-item>
                  </text:list>
                </text:list-item>
                <text:list-item>
                  <text:p text:style-name="P88">//_20200601_152352:tmp (FxTestController)</text:p>
                </text:list-item>
              </text:list>
            </text:list-item>
            <text:list-item>
              <text:p text:style-name="P88"><text:span text:style-name="T1">#_ </text:span>T-1.1 : //coding:20200603_162120</text:p>
              <text:list>
                <text:list-item>
                  <text:p text:style-name="P88">debug : $idxOf_ForLoop_Last ==&gt; show the val in the while-loop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T-1.2 :</text:p>
              <text:list>
                <text:list-item>
                  <text:list>
                    <text:list-item>
                      <text:p text:style-name="P88"><text:soft-page-break/>fx_tester_T_1__Order_Buy__V2__For_Loop</text:p>
                      <text:list>
                        <text:list-item>
                          <text:p text:style-name="P88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8">CODE : </text:p>
                  <text:list>
                    <text:list-item>
                      <text:p text:style-name="P88">//coding:20200603_162557 ==&gt; receiver line</text:p>
                    </text:list-item>
                    <text:list-item>
                      <text:p text:style-name="P88">//code:20200603_162633 ==&gt; func</text:p>
                    </text:list-item>
                  </text:list>
                </text:list-item>
                <text:list-item>
                  <text:p text:style-name="P88">TEST : debug “$idxOf_Position_Start”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 : </text:p>
              <text:list>
                <text:list-item>
                  <text:list>
                    <text:list-item>
                      <text:p text:style-name="P88">$idxOf_Position_Start ==&gt; </text:p>
                    </text:list-item>
                    <text:list-item>
                      <text:p text:style-name="P88">//coding:20200603_163513 ==&gt; receiver line</text:p>
                    </text:list-item>
                  </text:list>
                </text:list-item>
                <text:list-item>
                  <text:p text:style-name="P88">CODE</text:p>
                </text:list-item>
                <text:list-item>
                  <text:p text:style-name="P88">TEST</text:p>
                  <text:list>
                    <text:list-item>
                      <text:p text:style-name="P88">==&gt; search “$idxOf_ForLoop_Start ==&gt; updated”</text:p>
                    </text:list-item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4 :</text:p>
              <text:list>
                <text:list-item>
                  <text:list>
                    <text:list-item>
                      <text:p text:style-name="P88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8">CODE</text:p>
                  <text:list>
                    <text:list-item>
                      <text:p text:style-name="P88">//code:20200603_164105 ==&gt; while loop</text:p>
                    </text:list-item>
                  </text:list>
                </text:list-item>
                <text:list-item>
                  <text:p text:style-name="P88">TEST</text:p>
                  <text:list>
                    <text:list-item>
                      <text:p text:style-name="P88">==&gt; search “$idxOf_ForLoop_Start &gt;= ”</text:p>
                    </text:list-item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5 : review </text:p>
              <text:list>
                <text:list-item>
                  <text:list>
                    <text:list-item>
                      <text:p text:style-name="P88">“j2 : choice-1 : Y : 3” ==&gt; init position</text:p>
                    </text:list-item>
                  </text:list>
                </text:list-item>
                <text:list-item>
                  <text:p text:style-name="P88"/>
                </text:list-item>
              </text:list>
            </text:list-item>
          </text:list>
        </text:list-item>
      </text:list>
      <text:p text:style-name="P9">[next]</text:p>
      <text:list xml:id="list2218825208049010538" text:style-name="L62">
        <text:list-item>
          <text:p text:style-name="P89">TASK-1 : “j2 : choice-1 : Y : 3”</text:p>
          <text:list>
            <text:list-item>
              <text:p text:style-name="P89">==&gt; further</text:p>
            </text:list-item>
            <text:list-item>
              <text:p text:style-name="P89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5847136109536979931" text:style-name="L63">
        <text:list-item>
          <text:p text:style-name="P90">REVIEW </text:p>
        </text:list-item>
        <text:list-item>
          <text:p text:style-name="P90">TASK-1 : “j2 : choice-1 : Y : 3”</text:p>
          <text:list>
            <text:list-item>
              <text:list>
                <text:list-item>
                  <text:p text:style-name="P90">==&gt; further</text:p>
                </text:list-item>
                <text:list-item>
                  <text:p text:style-name="P90">//next:20200603_164949 [FxTestController </text:p>
                  <text:list>
                    <text:list-item>
                      <text:p text:style-name="P90">fx_tester_T_1__Order_Buy__V2__For_Loop</text:p>
                    </text:list-item>
                  </text:list>
                </text:list-item>
                <text:list-item>
                  <text:p text:style-name="P90">ref : 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LibEaTester::loop_J1_N (position not taken)</text:p>
                      <text:list>
                        <text:list-item>
                          <text:p text:style-name="P90">//ref:20200604_122301</text:p>
                        </text:list-item>
                        <text:list-item>
                          <text:p text:style-name="P90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T-1.1 : new FUNC ==&gt; set_Vals_To_Pos($i, $bardata) : void</text:p>
              <text:list>
                <text:list-item>
                  <text:p text:style-name="P90">CODE</text:p>
                  <text:list>
                    <text:list-item>
                      <text:p text:style-name="P90">LibEaTester_2 : //head:20200604_123006</text:p>
                    </text:list-item>
                    <text:list-item>
                      <text:p text:style-name="P90">caller line : //code:20200604_123320</text:p>
                    </text:list-item>
                    <text:list-item>
                      <text:p text:style-name="P90"><text:span text:style-name="T1">#_ </text:span>new globa vars : //code:20200604_123320</text:p>
                      <text:list>
                        <text:list-item>
                          <text:p text:style-name="P90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</text:p>
                  <text:list>
                    <text:list-item>
                      <text:p text:style-name="P90">ADD : new CONS</text:p>
                      <text:list>
                        <text:list-item>
                          <text:p text:style-name="P90">//code:20200604_125131</text:p>
                        </text:list-item>
                      </text:list>
                    </text:list-item>
                    <text:list-item>
                      <text:p text:style-name="P90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1204527333387679" text:style-name="L64">
        <text:list-item>
          <text:p text:style-name="P91">TASK : continue ==&gt; “j1 : Y : 2” ~</text:p>
          <text:list>
            <text:list-item>
              <text:p text:style-name="P91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7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27918906056504178" text:style-name="L65">
        <text:list-item>
          <text:p text:style-name="P92"><text:span text:style-name="T1">#_ </text:span>REVIEW </text:p>
        </text:list-item>
        <text:list-item>
          <text:p text:style-name="P92">TASK-1 : “j2 : Y : 5”</text:p>
          <text:list>
            <text:list-item>
              <text:list>
                <text:list-item>
                  <text:p text:style-name="P92">//code:20200604_174850</text:p>
                </text:list-item>
              </text:list>
            </text:list-item>
            <text:list-item>
              <text:p text:style-name="P92">T-1.1 : new FUNC ==&gt; “is_SL()” </text:p>
              <text:list>
                <text:list-item>
                  <text:p text:style-name="P92">CODE</text:p>
                </text:list-item>
                <text:list-item>
                  <text:p text:style-name="P92">TEST : search ==&gt; “is_SL ==&gt; ”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931809221198431804" text:style-name="L66">
        <text:list-item>
          <text:p text:style-name="P93">TASK : “j3.1 : N : 2”</text:p>
          <text:list>
            <text:list-item>
              <text:p text:style-name="P93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707119719761545565" text:style-name="L67">
        <text:list-item>
          <text:p text:style-name="P94"><text:span text:style-name="T1">#_ </text:span>REVIEW ==&gt; OK</text:p>
        </text:list-item>
        <text:list-item>
          <text:p text:style-name="P94">TASK-1 : “j3.1 : N : 2”</text:p>
          <text:list>
            <text:list-item>
              <text:list>
                <text:list-item>
                  <text:p text:style-name="P94">//next:20200604_181437<text:tab/>: FxTestController <text:s text:c="2"/></text:p>
                </text:list-item>
              </text:list>
            </text:list-item>
            <text:list-item>
              <text:p text:style-name="P94">T-1.1 : “j3.1 : N : 1”</text:p>
              <text:list>
                <text:list-item>
                  <text:p text:style-name="P94">==&gt; OK </text:p>
                </text:list-item>
              </text:list>
            </text:list-item>
            <text:list-item>
              <text:p text:style-name="P94">T-1.2 : new FUNC ==&gt; “LibEaTester_2::is_TP”</text:p>
              <text:list>
                <text:list-item>
                  <text:list>
                    <text:list-item>
                      <text:p text:style-name="P94">//code:20200605_123445</text:p>
                    </text:list-item>
                  </text:list>
                </text:list-item>
                <text:list-item>
                  <text:p text:style-name="P94">DUP / sig / labels</text:p>
                </text:list-item>
                <text:list-item>
                  <text:p text:style-name="P94">caller</text:p>
                </text:list-item>
                <text:list-item>
                  <text:p text:style-name="P94">TEST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==&gt; OK : ~ “j2 : choice-1 : j3-2 : 2 : N : 1”</text:p>
            </text:list-item>
          </text:list>
        </text:list-item>
      </text:list>
      <text:p text:style-name="P9"/>
      <text:p text:style-name="P9">[next]</text:p>
      <text:list xml:id="list3478630962423686036" text:style-name="L68">
        <text:list-item>
          <text:p text:style-name="P95">TASK : “j2 : choice-1 : j3-2 : 2 : N : 2” ~</text:p>
          <text:list>
            <text:list-item>
              <text:p text:style-name="P95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7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4160287269978819712" text:style-name="L69">
        <text:list-item>
          <text:p text:style-name="P96"><text:span text:style-name="T1">#_ </text:span>REVIEW <text:s/></text:p>
        </text:list-item>
        <text:list-item>
          <text:p text:style-name="P96">TASK-1 : “j2 : choice-1 : j3-2 : 2 : N : 2” ~</text:p>
          <text:list>
            <text:list-item>
              <text:list>
                <text:list-item>
                  <text:p text:style-name="P96">//next:20200605_125122</text:p>
                </text:list-item>
                <text:list-item>
                  <text:p text:style-name="P96">==&gt; update pos</text:p>
                </text:list-item>
              </text:list>
            </text:list-item>
            <text:list-item>
              <text:p text:style-name="P96">T-1.1 : new FUNC : update_Pos($_bardata, $_pos, $_strOf_Position_Type, $_dpath_Log, $_fname_Log) / LibEaTester_2</text:p>
              <text:list>
                <text:list-item>
                  <text:p text:style-name="P96">CODE : <text:span text:style-name="T16">//code:20200606_113647</text:span></text:p>
                  <text:list>
                    <text:list-item>
                      <text:p text:style-name="P96">sig / labels</text:p>
                      <text:list>
                        <text:list-item>
                          <text:p text:style-name="P96">//caller:20200606_113407</text:p>
                        </text:list-item>
                        <text:list-item>
                          <text:p text:style-name="P96">//head:20200606_113413</text:p>
                        </text:list-item>
                        <text:list-item>
                          <text:p text:style-name="P96">//wl:20200606_113416</text:p>
                        </text:list-item>
                      </text:list>
                    </text:list-item>
                    <text:list-item>
                      <text:p text:style-name="P96">caller</text:p>
                    </text:list-item>
                    <text:list-item>
                      <text:p text:style-name="P96">debug line</text:p>
                    </text:list-item>
                  </text:list>
                </text:list-item>
                <text:list-item>
                  <text:p text:style-name="P96">TEST 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2 : “j3-3” → trail start ?</text:p>
            </text:list-item>
          </text:list>
        </text:list-item>
      </text:list>
      <text:p text:style-name="P9"/>
      <text:p text:style-name="P9">[next]</text:p>
      <text:list xml:id="list2896227660471210817" text:style-name="L70">
        <text:list-item>
          <text:p text:style-name="P97">TASK : this == T-1.2 : “j3-3” → trail start ?</text:p>
          <text:list>
            <text:list-item>
              <text:p text:style-name="P97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7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2052547232163691135" text:style-name="L71">
        <text:list-item>
          <text:p text:style-name="P98">REVIEW </text:p>
        </text:list-item>
        <text:list-item>
          <text:p text:style-name="P98">TASK-1 : this == T-1.2 : “j3-3” → trail start ?</text:p>
          <text:list>
            <text:list-item>
              <text:list>
                <text:list-item>
                  <text:p text:style-name="P98">//next:20200606_115039:n</text:p>
                </text:list-item>
              </text:list>
            </text:list-item>
            <text:list-item>
              <text:p text:style-name="P98">T-1.1 : new FUNC ==&gt; is_Trailing($_bardata, $pos, $_strOf_Position_Type, $_dpath_Log, $_fname_Log)</text:p>
              <text:list>
                <text:list-item>
                  <text:p text:style-name="P98">CODE</text:p>
                  <text:list>
                    <text:list-item>
                      <text:p text:style-name="P98">DUP / sig / labels</text:p>
                    </text:list-item>
                    <text:list-item>
                      <text:p text:style-name="P98">caller</text:p>
                    </text:list-item>
                    <text:list-item>
                      <text:p text:style-name="P98">debug ==&gt; skeleton</text:p>
                    </text:list-item>
                  </text:list>
                </text:list-item>
                <text:list-item>
                  <text:p text:style-name="P98"><text:span text:style-name="T1">#_ </text:span>SEG-1</text:p>
                  <text:list>
                    <text:list-item>
                      <text:list>
                        <text:list-item>
                          <text:p text:style-name="P98">when init-ing $pos ==&gt; set “trail_starting_pr”, as well</text:p>
                        </text:list-item>
                        <text:list-item>
                          <text:p text:style-name="P98">“j2 : choice-1 : Y : 3”</text:p>
                        </text:list-item>
                      </text:list>
                    </text:list-item>
                    <text:list-item>
                      <text:p text:style-name="P98">S-1.1 </text:p>
                      <text:list>
                        <text:list-item>
                          <text:p text:style-name="P98">CODE</text:p>
                          <text:list>
                            <text:list-item>
                              <text:p text:style-name="P98">//code:20200606_181945:c</text:p>
                            </text:list-item>
                            <text:list-item>
                              <text:p text:style-name="P98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S-1.2 : LibEaTester::show_Basic_Pos_Data__Build_Lines</text:p>
                      <text:list>
                        <text:list-item>
                          <text:p text:style-name="P98">CODE : //code:20200606_183214:c</text:p>
                        </text:list-item>
                      </text:list>
                    </text:list-item>
                    <text:list-item>
                      <text:p text:style-name="P98"><text:span text:style-name="T1">#_ </text:span>TEST </text:p>
                      <text:list>
                        <text:list-item>
                          <text:p text:style-name="P98">==&gt; OK</text:p>
                        </text:list-item>
                      </text:list>
                    </text:list-item>
                  </text:list>
                </text:list-item>
                <text:list-item>
                  <text:p text:style-name="P98">TES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func ==&gt; coding </text:p>
              <text:list>
                <text:list-item>
                  <text:p text:style-name="P98">CODE : //head:20200606_181307</text:p>
                </text:list-item>
                <text:list-item>
                  <text:p text:style-name="P98">TES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1592942239983219338" text:style-name="L72">
        <text:list-item>
          <text:p text:style-name="P99">TASK : “j3-3 : N : 2”</text:p>
          <text:list>
            <text:list-item>
              <text:p text:style-name="P99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7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1053783638277630979" text:style-name="L73">
        <text:list-item>
          <text:p text:style-name="P100">REVIEW <text:s/></text:p>
          <text:list>
            <text:list-item>
              <text:p text:style-name="P100">==&gt; OK</text:p>
            </text:list-item>
          </text:list>
        </text:list-item>
        <text:list-item>
          <text:p text:style-name="P100">SEG-1</text:p>
          <text:list>
            <text:list-item>
              <text:list>
                <text:list-item>
                  <text:p text:style-name="P100">add for-loop var ==&gt; “statusOf_For_Loop_Exit”</text:p>
                </text:list-item>
                <text:list-item>
                  <text:p text:style-name="P100">//code:20200607_153129 (CONS.php)</text:p>
                </text:list-item>
                <text:list-item>
                  <text:p text:style-name="P100">//code:20200607_153202:c (controller)</text:p>
                </text:list-item>
              </text:list>
            </text:list-item>
            <text:list-item>
              <text:p text:style-name="P100">S-1.1 </text:p>
              <text:list>
                <text:list-item>
                  <text:p text:style-name="P100">CODE : basics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S-1.1</text:p>
              <text:list>
                <text:list-item>
                  <text:p text:style-name="P100">CODE : exit status ==&gt; use a dummy val</text:p>
                  <text:list>
                    <text:list-item>
                      <text:p text:style-name="P100">//test:20200607_154149:t</text:p>
                    </text:list-item>
                  </text:list>
                </text:list-item>
                <text:list-item>
                  <text:p text:style-name="P100">TEST ==&gt; OK</text:p>
                </text:list-item>
                <text:list-item>
                  <text:p text:style-name="P100">CODE ==&gt; comment out testing lines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  <text:list-item>
          <text:p text:style-name="P100">SEG-2</text:p>
          <text:list>
            <text:list-item>
              <text:list>
                <text:list-item>
                  <text:p text:style-name="P100"><text:soft-page-break/>if for-loop exit status is X ==&gt; while-loop also breaks</text:p>
                </text:list-item>
              </text:list>
            </text:list-item>
            <text:list-item>
              <text:p text:style-name="P100"><text:span text:style-name="T1">#_ </text:span>S-2.1 : var</text:p>
              <text:list>
                <text:list-item>
                  <text:p text:style-name="P100"><text:span text:style-name="T1">#_ </text:span>CODE : <text:s/>CONS.php</text:p>
                  <text:list>
                    <text:list-item>
                      <text:p text:style-name="P100">//code:20200607_155050:c (CONS.php)</text:p>
                    </text:list-item>
                  </text:list>
                </text:list-item>
                <text:list-item>
                  <text:p text:style-name="P100"><text:span text:style-name="T1">#_ </text:span>CODE : while-loop</text:p>
                  <text:list>
                    <text:list-item>
                      <text:p text:style-name="P100">unpack : //code:20200607_155156:c</text:p>
                    </text:list-item>
                  </text:list>
                </text:list-item>
                <text:list-item>
                  <text:p text:style-name="P100"><text:span text:style-name="T1">#_ </text:span>CODE : for-loop func → return val</text:p>
                  <text:list>
                    <text:list-item>
                      <text:p text:style-name="P100">//code:20200607_155305:c (controller</text:p>
                    </text:list-item>
                  </text:list>
                </text:list-item>
                <text:list-item>
                  <text:p text:style-name="P100">CO: receiver line (while loop) </text:p>
                  <text:list>
                    <text:list-item>
                      <text:p text:style-name="P100"><text:span text:style-name="T1">#_ </text:span>//code:20200607_155156:c ==&gt; unpack</text:p>
                    </text:list-item>
                    <text:list-item>
                      <text:p text:style-name="P100">//code:20200607_155707:c ==&gt; break if so</text:p>
                    </text:list-item>
                  </text:list>
                </text:list-item>
                <text:list-item>
                  <text:p text:style-name="P100"><text:span text:style-name="T1">#_ </text:span>TEST ==&gt; //test:20200607_154149: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1 : “j3-3 : N : 2”</text:p>
          <text:list>
            <text:list-item>
              <text:list>
                <text:list-item>
                  <text:p text:style-name="P100">//next:20200606_185920:n</text:p>
                </text:list-item>
              </text:list>
            </text:list-item>
            <text:list-item>
              <text:p text:style-name="P100">T-1.1</text:p>
            </text:list-item>
          </text:list>
        </text:list-item>
      </text:list>
      <text:p text:style-name="P9"/>
      <text:p text:style-name="P9">[next]</text:p>
      <text:list xml:id="list6563529244078393661" text:style-name="L74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4079381002295478234" text:style-name="L75">
        <text:list-item>
          <text:p text:style-name="P102">REVIEW </text:p>
          <text:list>
            <text:list-item>
              <text:p text:style-name="P102">==&gt; OK</text:p>
            </text:list-item>
          </text:list>
        </text:list-item>
        <text:list-item>
          <text:p text:style-name="P102">TASK-1 : “j3-3 : N : 2” ==&gt; update → pos</text:p>
          <text:list>
            <text:list-item>
              <text:list>
                <text:list-item>
                  <text:p text:style-name="P102">//next:20200606_185920:n</text:p>
                </text:list-item>
              </text:list>
            </text:list-item>
            <text:list-item>
              <text:p text:style-name="P102"><text:span text:style-name="T1">#_ </text:span>T-1.1 </text:p>
              <text:list>
                <text:list-item>
                  <text:p text:style-name="P102">CODE</text:p>
                </text:list-item>
                <text:list-item>
                  <text:p text:style-name="P102">TES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<text:span text:style-name="T1">#_ </text:span>T-1.2 : review ==&gt; update_Pos()</text:p>
            </text:list-item>
            <text:list-item>
              <text:p text:style-name="P102"><text:span text:style-name="T1">#_ </text:span>T-1.3 : new FUNC ==&gt; update_Pos__First_Bar</text:p>
              <text:list>
                <text:list-item>
                  <text:p text:style-name="P102">CODE</text:p>
                  <text:list>
                    <text:list-item>
                      <text:p text:style-name="P102">DUP</text:p>
                    </text:list-item>
                    <text:list-item>
                      <text:p text:style-name="P102">labels</text:p>
                    </text:list-item>
                    <text:list-item>
                      <text:p text:style-name="P102">caller : //code:20200608_135549</text:p>
                    </text:list-item>
                    <text:list-item>
                      <text:p text:style-name="P102">skeleton : //code:20200608_135648:c</text:p>
                    </text:list-item>
                  </text:list>
                </text:list-item>
                <text:list-item>
                  <text:p text:style-name="P102">TEST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<text:span text:style-name="T1">#_ </text:span>T-1.4 : “current” params ==&gt; update </text:p>
              <text:list>
                <text:list-item>
                  <text:p text:style-name="P102">CODE : //code:20200608_140904:c</text:p>
                </text:list-item>
                <text:list-item>
                  <text:p text:style-name="P102">TEST</text:p>
                  <text:list>
                    <text:list-item>
                      <text:p text:style-name="P102">==&gt; <text:span text:style-name="T22">PROBLEM</text:span> : post-function line → $pos-&gt;cu_pr ~~&gt; not changed</text:p>
                    </text:list-item>
                    <text:list-item>
                      <text:p text:style-name="P102">TRY ==&gt; flash $msg bar</text:p>
                      <text:list>
                        <text:list-item>
                          <text:p text:style-name="P102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991240245468147518" text:style-name="L76">
        <text:list-item>
          <text:p text:style-name="P103"><text:soft-page-break/>TASK : next loop</text:p>
          <text:list>
            <text:list-item>
              <text:p text:style-name="P103">set val for ==&gt; “$statusOf_For_Loop_Execution”</text:p>
              <text:list>
                <text:list-item>
                  <text:p text:style-name="P103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8_141956</text:span></text:p>
      <text:p text:style-name="P27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47930651457393774" text:style-name="L77">
        <text:list-item>
          <text:p text:style-name="P104">REVIEW </text:p>
          <text:list>
            <text:list-item>
              <text:p text:style-name="P104"/>
            </text:list-item>
          </text:list>
        </text:list-item>
        <text:list-item>
          <text:p text:style-name="P104">TASK-1 : next loop</text:p>
          <text:list>
            <text:list-item>
              <text:list>
                <text:list-item>
                  <text:p text:style-name="P104">set val for ==&gt; “$statusOf_For_Loop_Execution”</text:p>
                </text:list-item>
                <text:list-item>
                  <text:p text:style-name="P104">//next:20200608_141713:n</text:p>
                </text:list-item>
              </text:list>
            </text:list-item>
            <text:list-item>
              <text:p text:style-name="P104"><text:span text:style-name="T1">#_ </text:span>T-1.1 : set ==&gt; val </text:p>
              <text:list>
                <text:list-item>
                  <text:list>
                    <text:list-item>
                      <text:p text:style-name="P104">//next:20200608_141713:n</text:p>
                    </text:list-item>
                  </text:list>
                </text:list-item>
                <text:list-item>
                  <text:p text:style-name="P104">CODE</text:p>
                </text:list-item>
              </text:list>
            </text:list-item>
            <text:list-item>
              <text:p text:style-name="P104"><text:span text:style-name="T1">#_ </text:span>T-1.2 : debug </text:p>
              <text:list>
                <text:list-item>
                  <text:list>
                    <text:list-item>
                      <text:p text:style-name="P104">//code:20200609_163152:c</text:p>
                    </text:list-item>
                  </text:list>
                </text:list-item>
                <text:list-item>
                  <text:p text:style-name="P104">CODE</text:p>
                </text:list-item>
              </text:list>
            </text:list-item>
            <text:list-item>
              <text:p text:style-name="P104">TEST </text:p>
              <text:list>
                <text:list-item>
                  <text:p text:style-name="P104">==&gt; OK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list>
                <text:list-item>
                  <text:p text:style-name="P104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4">“j1 : Y”</text:p>
                </text:list-item>
                <text:list-item>
                  <text:p text:style-name="P104">“j2 : N”</text:p>
                </text:list-item>
                <text:list-item>
                  <text:p text:style-name="P104">“j3-2 : 2 : Y”</text:p>
                </text:list-item>
                <text:list-item>
                  <text:p text:style-name="P104">“j3-3 : Y”</text:p>
                </text:list-item>
              </text:list>
            </text:list-item>
            <text:list-item>
              <text:p text:style-name="P104"/>
            </text:list-item>
          </text:list>
        </text:list-item>
      </text:list>
      <text:p text:style-name="P9"/>
      <text:p text:style-name="P9">[next]</text:p>
      <text:list xml:id="list8679073350526465284" text:style-name="L78">
        <text:list-item>
          <text:p text:style-name="P105">TASK : this → TASK-2</text:p>
          <text:list>
            <text:list-item>
              <text:p text:style-name="P105">“j1 : Y”</text:p>
            </text:list-item>
            <text:list-item>
              <text:p text:style-name="P105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7881249666521847237" text:style-name="L79">
        <text:list-item>
          <text:p text:style-name="P106">REVIEW </text:p>
        </text:list-item>
        <text:list-item>
          <text:p text:style-name="P106">TASK-1 : each choice of each judging node ==&gt; if not yet coded → add {“break” or “continue”}, statusOf_For_Loop_Execution, statusOf_For_Loop_Exit</text:p>
          <text:list>
            <text:list-item>
              <text:p text:style-name="P106">T-1.1 : “j1 : Y”</text:p>
              <text:list>
                <text:list-item>
                  <text:list>
                    <text:list-item>
                      <text:p text:style-name="P106">//next:20200604_131159</text:p>
                    </text:list-item>
                    <text:list-item>
                      <text:p text:style-name="P106">==&gt; “break”</text:p>
                    </text:list-item>
                  </text:list>
                </text:list-item>
                <text:list-item>
                  <text:p text:style-name="P106">CODE : //next:20200604_131159</text:p>
                </text:list-item>
                <text:list-item>
                  <text:p text:style-name="P106"><text:soft-page-break/>TEST 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2 : “j2 : N” : </text:p>
              <text:list>
                <text:list-item>
                  <text:p text:style-name="P106">CODE : </text:p>
                  <text:list>
                    <text:list-item>
                      <text:p text:style-name="P106">//code:20200610_115412:c</text:p>
                      <text:list>
                        <text:list-item>
                          <text:p text:style-name="P106">debugm a.o.</text:p>
                        </text:list-item>
                      </text:list>
                    </text:list-item>
                    <text:list-item>
                      <text:p text:style-name="P106">//code:20200610_115528:c</text:p>
                      <text:list>
                        <text:list-item>
                          <text:p text:style-name="P106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6">TEST</text:p>
                  <text:list>
                    <text:list-item>
                      <text:p text:style-name="P106">==&gt; OK </text:p>
                    </text:list-item>
                  </text:list>
                </text:list-item>
                <text:list-item>
                  <text:p text:style-name="P106">CODE : dummy ==&gt; remove</text:p>
                </text:list-item>
                <text:list-item>
                  <text:p text:style-name="P106">TEST</text:p>
                  <text:list>
                    <text:list-item>
                      <text:p text:style-name="P106">==&gt; OK </text:p>
                    </text:list-item>
                  </text:list>
                </text:list-item>
              </text:list>
            </text:list-item>
            <text:list-item>
              <text:p text:style-name="P106">“j3-2 : 2 : Y”</text:p>
            </text:list-item>
          </text:list>
        </text:list-item>
        <text:list-item>
          <text:p text:style-name="P106">“j3-3 : Y”</text:p>
        </text:list-item>
      </text:list>
      <text:p text:style-name="P9"/>
      <text:p text:style-name="P9">[next]</text:p>
      <text:list xml:id="list1321479719662403447" text:style-name="L80">
        <text:list-item>
          <text:p text:style-name="P107">TASK : continue</text:p>
          <text:list>
            <text:list-item>
              <text:list>
                <text:list-item>
                  <text:p text:style-name="P107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7">“step : 2 : j2 : choice-1 : j3-1 : 2 : Y”</text:p>
              <text:list>
                <text:list-item>
                  <text:p text:style-name="P107">//next:20200610_122943:n</text:p>
                </text:list-item>
              </text:list>
            </text:list-item>
            <text:list-item>
              <text:p text:style-name="P107">“j3-2 : 2 : Y”</text:p>
            </text:list-item>
            <text:list-item>
              <text:p text:style-name="P107">“j3-3 : Y”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10_122823</text:span></text:p>
      <text:p text:style-name="P11"/>
      <text:p text:style-name="P9"><text:span text:style-name="T20">@@@</text:span></text:p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XXX</text:p>
      <text:p text:style-name="P7"/>
      <text:p text:style-name="P9">[do] <text:span text:style-name="T1">#_ </text:span></text:p>
      <text:list xml:id="list4924519275422897871" text:style-name="L89">
        <text:list-item>
          <text:p text:style-name="P110">REVIEW </text:p>
          <text:list>
            <text:list-item>
              <text:p text:style-name="P110"/>
            </text:list-item>
          </text:list>
        </text:list-item>
        <text:list-item>
          <text:p text:style-name="P110">TASK-1</text:p>
        </text:list-item>
      </text:list>
      <text:p text:style-name="P9"/>
      <text:p text:style-name="P9">[next]</text:p>
      <text:list xml:id="list7058246879835469419" text:style-name="L88">
        <text:list-item>
          <text:p text:style-name="P109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2513290" text:continue-list="list1053783638277630979" text:style-name="L73">
        <text:list-item>
          <text:p text:style-name="P100">REVIEW </text:p>
          <text:list>
            <text:list-item>
              <text:p text:style-name="P100"/>
            </text:list-item>
          </text:list>
        </text:list-item>
        <text:list-item>
          <text:p text:style-name="P100">TASK-1</text:p>
        </text:list-item>
      </text:list>
      <text:p text:style-name="P9"/>
      <text:p text:style-name="P9">[next]</text:p>
      <text:list xml:id="list3032108434142985885" text:style-name="L81">
        <text:list-item>
          <text:p text:style-name="P10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><text:soft-page-break/></text:p>
      <text:p text:style-name="P27"/>
      <text:p text:style-name="P27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2959962101800286453" text:style-name="L82">
        <text:list-item>
          <text:p text:style-name="P12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517808" text:continue-numbering="true" text:style-name="L82">
        <text:list-item>
          <text:p text:style-name="P120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4715160569179455067" text:style-name="L83">
        <text:list-item>
          <text:p text:style-name="P32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598386536290253198" text:style-name="L84">
              <text:list-item>
                <text:p text:style-name="P135">M – w &gt; a (new window)</text:p>
              </text:list-item>
              <text:list-item>
                <text:p text:style-name="P135">doc 2 : select → session number</text:p>
              </text:list-item>
              <text:list-item>
                <text:p text:style-name="P135">doc 1</text:p>
                <text:list>
                  <text:list-item>
                    <text:p text:style-name="P135">DUP → template</text:p>
                  </text:list-item>
                  <text:list-item>
                    <text:p text:style-name="P135">session num → paste</text:p>
                  </text:list-item>
                  <text:list-item>
                    <text:p text:style-name="P135">datetime ==&gt; change to “XXX”</text:p>
                  </text:list-item>
                  <text:list-item>
                    <text:p text:style-name="P135">session num → update</text:p>
                  </text:list-item>
                </text:list>
              </text:list-item>
              <text:list-item>
                <text:p text:style-name="P135">doc 2 : select → session string</text:p>
              </text:list-item>
              <text:list-item>
                <text:p text:style-name="P13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150863182723588708" text:style-name="L85">
              <text:list-item>
                <text:p text:style-name="P136">commit</text:p>
                <text:list>
                  <text:list-item>
                    <text:p text:style-name="P136">jve</text:p>
                  </text:list-item>
                  <text:list-item>
                    <text:p text:style-name="P13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307476502485030204" text:style-name="L86">
              <text:list-item>
                <text:p text:style-name="P137">doc 1 : select → git push, echo</text:p>
              </text:list-item>
              <text:list-item>
                <text:p text:style-name="P137"><text:soft-page-break/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355672832648868686" text:style-name="L87">
              <text:list-item>
                <text:p text:style-name="P138">eclipse</text:p>
              </text:list-item>
              <text:list-item>
                <text:p text:style-name="P138">mt4</text:p>
              </text:list-item>
              <text:list-item>
                <text:p text:style-name="P138">folders</text:p>
              </text:list-item>
              <text:list-item>
                <text:p text:style-name="P138">sakura files</text:p>
              </text:list-item>
              <text:list-item>
                <text:p text:style-name="P138">docs</text:p>
              </text:list-item>
            </text:list>
          </table:table-cell>
        </table:table-row>
      </table:table>
      <text:list xml:id="list32528960" text:continue-list="list4715160569179455067" text:style-name="L83">
        <text:list-item>
          <text:p text:style-name="P32">git</text:p>
          <text:list>
            <text:list-item>
              <text:p text:style-name="P3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2516358" text:continue-numbering="true" text:style-name="L83">
        <text:list-item>
          <text:list>
            <text:list-item>
              <text:p text:style-name="P3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ext:soft-page-break/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2518041" text:continue-numbering="true" text:style-name="L83">
        <text:list-item>
          <text:p text:style-name="P32">move “<text:span text:style-name="T6">@@@</text:span>”</text:p>
        </text:list-item>
        <text:list-item>
          <text:p text:style-name="P122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0T12:29:56.12</dc:date>
    <dc:creator>iwabuchi ken</dc:creator>
    <meta:editing-duration>P7DT1H29M9S</meta:editing-duration>
    <meta:editing-cycles>970</meta:editing-cycles>
    <meta:generator>OpenOffice/4.1.3$Win32 OpenOffice.org_project/413m1$Build-9783</meta:generator>
    <meta:document-statistic meta:table-count="32" meta:image-count="0" meta:object-count="3" meta:page-count="55" meta:paragraph-count="1182" meta:word-count="4898" meta:character-count="377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